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9153" officeooo:paragraph-rsid="001091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bead4" officeooo:paragraph-rsid="001bead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dc902" officeooo:paragraph-rsid="001dc90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36cd1" officeooo:paragraph-rsid="00236cd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291a4" officeooo:paragraph-rsid="001291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59755" officeooo:paragraph-rsid="00159755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9088d" officeooo:paragraph-rsid="0019088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d5e28" officeooo:paragraph-rsid="001d5e2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09153" officeooo:paragraph-rsid="0010915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09153" officeooo:paragraph-rsid="00109153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24b48" officeooo:paragraph-rsid="00124b48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291a4" officeooo:paragraph-rsid="001291a4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normal" officeooo:rsid="001c95b8" officeooo:paragraph-rsid="001c95b8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normal" officeooo:rsid="001d5e28" officeooo:paragraph-rsid="001d5e28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weight="normal" officeooo:rsid="001dc902" officeooo:paragraph-rsid="001dc90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dc902" officeooo:paragraph-rsid="001dc902" style:font-weight-asian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2pt" fo:font-weight="normal" officeooo:rsid="0024820f" officeooo:paragraph-rsid="0024820f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291a4" officeooo:paragraph-rsid="001291a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291a4" officeooo:paragraph-rsid="001291a4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462a4" officeooo:paragraph-rsid="001462a4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59755" officeooo:paragraph-rsid="0015975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59755" officeooo:paragraph-rsid="00159755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62c7b" officeooo:paragraph-rsid="00162c7b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669ee" officeooo:paragraph-rsid="001669ee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6ab42" officeooo:paragraph-rsid="0016ab4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6ab42" officeooo:paragraph-rsid="0016ab42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ab32e" officeooo:paragraph-rsid="001ab32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ab32e" officeooo:paragraph-rsid="001ab32e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d5e28" officeooo:paragraph-rsid="001d5e2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1d5e28" officeooo:paragraph-rsid="001d5e28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d5e28" officeooo:paragraph-rsid="001d5e28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36cd1" officeooo:paragraph-rsid="00236cd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36cd1" officeooo:paragraph-rsid="00236cd1" style:font-style-asian="normal" style:font-weight-asian="normal" style:font-style-complex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d5e28" officeooo:paragraph-rsid="001d5e28" style:font-style-asian="italic" style:font-weight-asian="normal" style:font-style-complex="italic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d5e28" officeooo:paragraph-rsid="00236cd1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italic" fo:font-weight="normal" officeooo:rsid="001d5e28" officeooo:paragraph-rsid="001d5e28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italic" fo:font-weight="normal" officeooo:rsid="00236cd1" officeooo:paragraph-rsid="00236cd1" style:font-style-asian="italic" style:font-weight-asian="normal" style:font-style-complex="italic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1bead4"/>
    </style:style>
    <style:style style:name="P39" style:family="paragraph" style:parent-style-name="Standard">
      <style:paragraph-properties fo:text-align="start" style:justify-single-word="false"/>
      <style:text-properties officeooo:paragraph-rsid="001bead4"/>
    </style:style>
    <style:style style:name="P40" style:family="paragraph" style:parent-style-name="Standard" style:list-style-name="L5">
      <style:paragraph-properties fo:text-align="start" style:justify-single-word="false"/>
      <style:text-properties officeooo:paragraph-rsid="001d5e28"/>
    </style:style>
    <style:style style:name="P41" style:family="paragraph" style:parent-style-name="Standard" style:list-style-name="L5">
      <style:paragraph-properties fo:text-align="start" style:justify-single-word="false"/>
      <style:text-properties officeooo:rsid="001d5e28" officeooo:paragraph-rsid="001d5e28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24820f" officeooo:paragraph-rsid="0024820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1249" style:font-style-asian="normal" style:font-style-complex="normal"/>
    </style:style>
    <style:style style:name="T4" style:family="text">
      <style:text-properties fo:font-style="normal" officeooo:rsid="001d5e28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officeooo:rsid="001f8996" style:font-weight-asian="bold" style:font-weight-complex="bold"/>
    </style:style>
    <style:style style:name="T7" style:family="text">
      <style:text-properties officeooo:rsid="00159755"/>
    </style:style>
    <style:style style:name="T8" style:family="text">
      <style:text-properties officeooo:rsid="0016ab42"/>
    </style:style>
    <style:style style:name="T9" style:family="text">
      <style:text-properties officeooo:rsid="00181249"/>
    </style:style>
    <style:style style:name="T10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officeooo:rsid="001bead4" style:font-style-asian="normal" style:font-weight-asian="normal" style:font-style-complex="normal" style:font-weight-complex="normal"/>
    </style:style>
    <style:style style:name="T12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2pt" fo:font-style="italic" fo:font-weight="normal" officeooo:rsid="001bead4" style:font-style-asian="italic" style:font-weight-asian="normal" style:font-style-complex="italic" style:font-weight-complex="normal"/>
    </style:style>
    <style:style style:name="T14" style:family="text">
      <style:text-properties fo:font-size="12pt" fo:font-style="italic" fo:font-weight="normal" officeooo:rsid="001d5e28" style:font-style-asian="italic" style:font-weight-asian="normal" style:font-style-complex="italic" style:font-weight-complex="normal"/>
    </style:style>
    <style:style style:name="T15" style:family="text">
      <style:text-properties officeooo:rsid="001f8996"/>
    </style:style>
    <style:style style:name="T16" style:family="text">
      <style:text-properties officeooo:rsid="00236c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by Hashes</text:p>
      <text:p text:style-name="P10"/>
      <text:p text:style-name="P3">Hashes</text:p>
      <text:list xml:id="list1187052719" text:style-name="L6">
        <text:list-item>
          <text:p text:style-name="P15">A <text:span text:style-name="T6">hash</text:span><text:span text:style-name="T15"> is a data structure that stores items through key-value pairs. This is a associative representation of data.</text:span></text:p>
        </text:list-item>
      </text:list>
      <text:p text:style-name="P16"/>
      <text:p text:style-name="P4">Hashes vs. Arrays</text:p>
      <text:list xml:id="list2421502893" text:style-name="L8">
        <text:list-item>
          <text:p text:style-name="P17">When deciding between using hashes vs arrays:</text:p>
          <text:list>
            <text:list-item>
              <text:p text:style-name="P17">Does data need to be associated with a specific label? =&gt; hash</text:p>
            </text:list-item>
            <text:list-item>
              <text:p text:style-name="P17">Does order matter? =&gt; more commonly array, but hash also maintains order</text:p>
            </text:list-item>
            <text:list-item>
              <text:p text:style-name="P17">Do you need a 'stack' or a 'queue' structure? </text:p>
              <text:list>
                <text:list-item>
                  <text:p text:style-name="P17">first-in-first-out queue: array</text:p>
                </text:list-item>
                <text:list-item>
                  <text:p text:style-name="P17">last-in-first-out: hash</text:p>
                </text:list-item>
              </text:list>
            </text:list-item>
          </text:list>
        </text:list-item>
      </text:list>
      <text:p text:style-name="P10"/>
      <text:p text:style-name="P1">Creating Hashes</text:p>
      <text:list xml:id="list3559504712" text:style-name="L1">
        <text:list-item>
          <text:p text:style-name="P11">The most basic way to create a hash is the <text:span text:style-name="T1">hash literal</text:span><text:span text:style-name="T2"> of curly braces { }.</text:span></text:p>
          <text:list>
            <text:list-item>
              <text:p text:style-name="P12"><text:span text:style-name="T2">ex. </text:span><text:span text:style-name="T1">my_hash = {</text:span></text:p>
              <text:list>
                <text:list-header>
                  <text:p text:style-name="P12"><text:span text:style-name="T1"><text:s text:c="2"/>"a random word" =&gt; "ahoy"</text:span></text:p>
                  <text:p text:style-name="P12"><text:span text:style-name="T1"><text:s text:c="2"/>"an array" =&gt; [1,2,3]</text:span></text:p>
                  <text:p text:style-name="P12"><text:span text:style-name="T1">}</text:span></text:p>
                </text:list-header>
              </text:list>
            </text:list-item>
          </text:list>
        </text:list-item>
        <text:list-item>
          <text:p text:style-name="P11"><text:span text:style-name="T2">Each hash can have any number of key</text:span><text:span text:style-name="T3">-</text:span><text:span text:style-name="T2">value pairs. Key</text:span><text:span text:style-name="T3">-</text:span><text:span text:style-name="T2">value pairs are associated with a special operator, the </text:span><text:span text:style-name="T5">hash rocket: =&gt;</text:span></text:p>
        </text:list-item>
        <text:list-item>
          <text:p text:style-name="P12"><text:span text:style-name="T2">Creating a hash can be done with the </text:span><text:span text:style-name="T1">#new</text:span><text:span text:style-name="T2"> method on the </text:span><text:span text:style-name="T1">Hash</text:span><text:span text:style-name="T2"> class as well.</text:span></text:p>
          <text:list>
            <text:list-item>
              <text:p text:style-name="P12"><text:span text:style-name="T2">ex. </text:span><text:span text:style-name="T1">my_hash = Hash.new</text:span></text:p>
            </text:list-item>
          </text:list>
        </text:list-item>
        <text:list-item>
          <text:p text:style-name="P18">Hashes can take in most types of data: numbers, constants, symbols, etc..</text:p>
        </text:list-item>
      </text:list>
      <text:p text:style-name="P19"/>
      <text:p text:style-name="P5">Accessing Values</text:p>
      <text:list xml:id="list2562675278" text:style-name="L2">
        <text:list-item>
          <text:p text:style-name="P20">Accessing values in a hash can be done the same way you access elements in an array. You call the hash's value by the key.</text:p>
          <text:list>
            <text:list-item>
              <text:p text:style-name="P20">ex. <text:span text:style-name="T1">my_hash["a random word"]</text:span></text:p>
            </text:list-item>
          </text:list>
        </text:list-item>
        <text:list-item>
          <text:p text:style-name="P20">Accessing a key that doesn't exist will return <text:span text:style-name="T1">nil.</text:span> If an error is wanted, use the method <text:span text:style-name="T1">#fetch</text:span><text:span text:style-name="T7"> which will display a KeyError if the key</text:span><text:span text:style-name="T9">-</text:span><text:span text:style-name="T7">value pair is not found.</text:span></text:p>
          <text:list>
            <text:list-item>
              <text:p text:style-name="P21">The <text:span text:style-name="T1">#fetch</text:span> method can also take in a default value to return if the key<text:span text:style-name="T9">-</text:span>value pair is not found.</text:p>
              <text:list>
                <text:list-item>
                  <text:p text:style-name="P21">ex. <text:span text:style-name="T1">my_hash.fetch("a number", 0)</text:span></text:p>
                </text:list-item>
              </text:list>
            </text:list-item>
          </text:list>
        </text:list-item>
      </text:list>
      <text:p text:style-name="P22"><text:span text:style-name="T1"/></text:p>
      <text:p text:style-name="P6">Adding<text:span text:style-name="T8">, </text:span>Changing<text:span text:style-name="T8">, and Deleting</text:span> Data</text:p>
      <text:list xml:id="list1056854560" text:style-name="L3">
        <text:list-item>
          <text:p text:style-name="P23">Adding a key<text:span text:style-name="T9">-</text:span>value pair to a hash is done similarly as creating a new variable.</text:p>
          <text:list>
            <text:list-item>
              <text:p text:style-name="P23">ex. <text:span text:style-name="T1">my_hash["new key"] = "value!"</text:span></text:p>
            </text:list-item>
          </text:list>
        </text:list-item>
        <text:list-item>
          <text:p text:style-name="P24">This approach can also be used to change the value of an existing key.</text:p>
          <text:list>
            <text:list-item>
              <text:p text:style-name="P25">ex. <text:span text:style-name="T1">my_hash["an array"] = [1,2,3,4]</text:span></text:p>
            </text:list-item>
          </text:list>
        </text:list-item>
        <text:list-item>
          <text:p text:style-name="P25">Deleting data from a hash can be done with the <text:span text:style-name="T1">#delete</text:span> method. This method returns the deleted value of the key-value pair.</text:p>
        </text:list-item>
      </text:list>
      <text:p text:style-name="P26"/>
      <text:p text:style-name="P7">Methods</text:p>
      <text:list xml:id="list3405532492" text:style-name="L4">
        <text:list-item>
          <text:p text:style-name="P27">Hashes share many of the same methods as Arrays as they both use Ruby's Enumerable module. <text:s/>However, there are differences in how they work for Hashes and Arrays.</text:p>
        </text:list-item>
        <text:list-item>
          <text:p text:style-name="P27">The <text:span text:style-name="T1">#keys</text:span> and <text:span text:style-name="T1">#values </text:span>methods are unique to hashes, which return the implied data in an array.</text:p>
          <text:list>
            <text:list-item>
              <text:p text:style-name="P27">ex. <text:span text:style-name="T1">my_hash.keys #=&gt; ["a random word", "an array"]</text:span></text:p>
            </text:list-item>
            <text:list-item>
              <text:p text:style-name="P27">ex. <text:span text:style-name="T1">my_hash.values #=&gt; ["ahoy", [1,2,3]]</text:span></text:p>
            </text:list-item>
          </text:list>
        </text:list-item>
      </text:list>
      <text:p text:style-name="P28"><text:span text:style-name="T1"/></text:p>
      <text:list xml:id="list203729370090384" text:continue-numbering="true" text:style-name="L4">
        <text:list-item>
          <text:p text:style-name="P38"><text:span text:style-name="T11">The </text:span><text:span text:style-name="T13">#merge</text:span><text:span text:style-name="T11"> method combines two hashes and overwrites any key:value pair in hash 1 with key:value pairs in hash 2, if they share same keys.</text:span></text:p>
          <text:list>
            <text:list-item>
              <text:p text:style-name="P38"><text:span text:style-name="T11">There is also the </text:span><text:span text:style-name="T13">#merge!</text:span><text:span text:style-name="T11"> method which destructively changes hash 1 rather than return a new merged hash.</text:span></text:p>
            </text:list-item>
          </text:list>
        </text:list-item>
        <text:list-item>
          <text:p text:style-name="P42"><text:soft-page-break/><text:span text:style-name="T11">T</text:span><text:span text:style-name="T10">he </text:span><text:span text:style-name="T12">#to_a</text:span><text:span text:style-name="T10"> method returns an array version of your hash when called. It does not modify the hash permanently.</text:span></text:p>
        </text:list-item>
        <text:list-item>
          <text:p text:style-name="P38"><text:span text:style-name="T11">Full list of Hash methods: </text:span><text:a xlink:type="simple" xlink:href="https://ruby-doc.org/core-2.7.1/Hash.html" office:target-frame-name="_blank" xlink:show="new" text:style-name="Internet_20_link" text:visited-style-name="Visited_20_Internet_20_Link"><text:span text:style-name="T10">Ruby Docs</text:span></text:a></text:p>
        </text:list-item>
      </text:list>
      <text:p text:style-name="P39"><text:span text:style-name="T11"/></text:p>
      <text:p text:style-name="P2"><text:span text:style-name="T2">Symbols as Hash Keys</text:span></text:p>
      <text:list xml:id="list1689840045" text:style-name="L5">
        <text:list-item>
          <text:p text:style-name="P13"><text:span text:style-name="T2">Hash keys are mostly always created as symbols (:symbol). Symbols are the best suited for keys compared to strings, numbers, etc.</text:span></text:p>
        </text:list-item>
        <text:list-item>
          <text:p text:style-name="P13"><text:span text:style-name="T2">There are two styles of syntax for symbols in hashes.</text:span><text:span text:style-name="T4"> The cleaner style is melding the colon and the hash rocket together, like in the second example.</text:span></text:p>
          <text:list>
            <text:list-item>
              <text:p text:style-name="P14"><text:span text:style-name="T2">ex. </text:span><text:span text:style-name="T1">american_cars = {</text:span></text:p>
              <text:list>
                <text:list-header>
                  <text:p text:style-name="P40"><text:span text:style-name="T14"><text:s text:c="2"/>:chevrolet =&gt; "corvette"</text:span></text:p>
                  <text:p text:style-name="P41"><text:span text:style-name="T12">}</text:span></text:p>
                  <text:p text:style-name="P41"><text:span text:style-name="T12"/></text:p>
                  <text:p text:style-name="P41"><text:span text:style-name="T12">japanese_cars = {</text:span></text:p>
                  <text:p text:style-name="P41"><text:span text:style-name="T12"><text:s text:c="2"/>honda: "accord"</text:span></text:p>
                  <text:p text:style-name="P41"><text:span text:style-name="T12">}</text:span></text:p>
                </text:list-header>
              </text:list>
            </text:list-item>
            <text:list-item>
              <text:p text:style-name="P29">The cleaner 'symbols' syntax still requires the standard symbol syntax when accessing a value.</text:p>
              <text:list>
                <text:list-item>
                  <text:p text:style-name="P29">ex. <text:span text:style-name="T1">american_cars[:chevrolet]</text:span></text:p>
                </text:list-item>
              </text:list>
            </text:list-item>
          </text:list>
        </text:list-item>
      </text:list>
      <text:p text:style-name="P30"/>
      <text:p text:style-name="P8">Hashes as Optional Parameters</text:p>
      <text:list xml:id="list2880899404" text:style-name="L7">
        <text:list-item>
          <text:p text:style-name="P31">A hash can be used as an optional parameter when creating methods. This gives your methods more flexability and expressivity.</text:p>
          <text:list>
            <text:list-item>
              <text:p text:style-name="P34">ex. def greeting(name, options = {})</text:p>
              <text:list>
                <text:list-header>
                  <text:p text:style-name="P35"><text:s text:c="2"/>if options.empty?</text:p>
                  <text:p text:style-name="P35"><text:span text:style-name="T16"><text:s text:c="4"/></text:span>puts "Hi, my name is #{name}"</text:p>
                </text:list-header>
              </text:list>
            </text:list-item>
          </text:list>
        </text:list-item>
      </text:list>
      <text:p text:style-name="P36"><text:tab/><text:tab/> <text:s/>else</text:p>
      <text:p text:style-name="P36"><text:tab/><text:tab/> <text:s text:c="3"/>puts<text:span text:style-name="T16"> "Hi, my name is #{name}, #{options[:age]}, #{options[:city]}"</text:span></text:p>
      <text:p text:style-name="P37"><text:tab/><text:tab/> <text:s/>end</text:p>
      <text:p text:style-name="P37"><text:tab/><text:tab/>end</text:p>
      <text:list xml:id="list203729775535265" text:continue-numbering="true" text:style-name="L7">
        <text:list-item>
          <text:list>
            <text:list-item>
              <text:p text:style-name="P32">The <text:span text:style-name="T1">empty?</text:span> method can be used to detect whether the options parameters had any parameters passed into it.</text:p>
            </text:list-item>
            <text:list-item>
              <text:p text:style-name="P32">Arguments can also be passed directly into the invoked method. ex. <text:span text:style-name="T1">greetings("Bob", age: 52, city: "Oakland")</text:span></text:p>
            </text:list-item>
          </text:list>
        </text:list-item>
      </text:list>
      <text:p text:style-name="P33"><text:span text:style-name="T1"/></text:p>
      <text:p text:style-name="P3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4" meta:word-count="650" meta:character-count="3555" meta:non-whitespace-character-count="2987"/>
  </office:meta>
</office:document-meta>
</file>